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 table:number-columns-spanned="4" table:number-rows-spanned="1">
            <text:p>RSM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acket Delivery Ratio</text:p>
          </table:table-cell>
          <table:table-cell office:value-type="string" calcext:value-type="string">
            <text:p>Packets Dropped</text:p>
          </table:table-cell>
          <table:table-cell office:value-type="string" calcext:value-type="string">
            <text:p>Average Throughput</text:p>
          </table:table-cell>
          <table:table-cell office:value-type="string" calcext:value-type="string">
            <text:p>End to End De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table:style-name="ce2" office:value-type="float" office:value="0.0407" calcext:value-type="float">
            <text:p>0.0407</text:p>
          </table:table-cell>
          <table:table-cell office:value-type="float" office:value="105.4825" calcext:value-type="float">
            <text:p>105.4825</text:p>
          </table:table-cell>
          <table:table-cell office:value-type="float" office:value="517.2633" calcext:value-type="float">
            <text:p>517.2633</text:p>
          </table:table-cell>
          <table:table-cell office:value-type="float" office:value="367.1506" calcext:value-type="float">
            <text:p>367.1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nearest neightbour</text:p>
          </table:table-cell>
          <table:table-cell office:value-type="float" office:value="0.0419" calcext:value-type="float">
            <text:p>0.0419</text:p>
          </table:table-cell>
          <table:table-cell table:style-name="ce2" office:value-type="float" office:value="90.8234" calcext:value-type="float">
            <text:p>90.8234</text:p>
          </table:table-cell>
          <table:table-cell table:style-name="ce2" office:value-type="float" office:value="445.5967" calcext:value-type="float">
            <text:p>445.5967</text:p>
          </table:table-cell>
          <table:table-cell table:style-name="ce2" office:value-type="float" office:value="350.0411" calcext:value-type="float">
            <text:p>350.0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ision Tree</text:p>
          </table:table-cell>
          <table:table-cell table:style-name="ce2" office:value-type="float" office:value="0.0407" calcext:value-type="float">
            <text:p>0.0407</text:p>
          </table:table-cell>
          <table:table-cell office:value-type="float" office:value="105.4825" calcext:value-type="float">
            <text:p>105.4825</text:p>
          </table:table-cell>
          <table:table-cell office:value-type="float" office:value="517.2633" calcext:value-type="float">
            <text:p>517.2633</text:p>
          </table:table-cell>
          <table:table-cell office:value-type="float" office:value="367.1506" calcext:value-type="float">
            <text:p>367.1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 Vector Regression</text:p>
          </table:table-cell>
          <table:table-cell office:value-type="float" office:value="0.0411" calcext:value-type="float">
            <text:p>0.0411</text:p>
          </table:table-cell>
          <table:table-cell office:value-type="float" office:value="114.0076" calcext:value-type="float">
            <text:p>114.0076</text:p>
          </table:table-cell>
          <table:table-cell office:value-type="float" office:value="561.9455" calcext:value-type="float">
            <text:p>561.9455</text:p>
          </table:table-cell>
          <table:table-cell office:value-type="float" office:value="392.7129" calcext:value-type="float">
            <text:p>392.7129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0:53:20.959148543</meta:creation-date>
    <dc:date>2022-11-07T11:07:39.339995452</dc:date>
    <meta:editing-duration>PT4M8S</meta:editing-duration>
    <meta:editing-cycles>1</meta:editing-cycles>
    <meta:document-statistic meta:table-count="1" meta:cell-count="26" meta:object-count="0"/>
    <meta:generator>LibreOffice/7.3.5.2$Linux_X86_64 LibreOffice_project/30$Build-2</meta:generator>
  </office:meta>
</office:document-meta>
</file>